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d"/>
    </style:style>
    <style:style style:name="T3" style:family="text">
      <style:text-properties fo:color="#0000cd" fo:font-weight="bold" style:font-weight-asian="bold" style:font-weight-complex="bold"/>
    </style:style>
    <style:style style:name="T4" style:family="text">
      <style:text-properties fo:color="#a52a2a"/>
    </style:style>
    <style:style style:name="T5" style:family="text">
      <style:text-properties fo:color="#a52a2a" fo:font-weight="bold" style:font-weight-asian="bold" style:font-weight-complex="bold"/>
    </style:style>
    <style:style style:name="T6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Notes"/>Более сложный селектор</text:h>
      <text:p text:style-name="Text_20_body">Селекторы, передаваемые в querySelector, могут быть использованы и для точного поиска, как показано в примере ниже. В данном примере возвращается элемент &lt;input name="login"/&gt;, находящийся в &lt;div class="user-panel main"&gt;:</text:p>
      <text:p text:style-name="P1"><text:span text:style-name="Source_20_Text"><text:span text:style-name="T1">var el = document.querySelector("div.user-panel.main input[name=login]");</text:span></text:span></text:p>
      <text:p text:style-name="P1"><text:span text:style-name="Source_20_Text"/></text:p>
      <text:p text:style-name="Text_20_body">Этот пример возвращает список всех элементов с тегом p, которые находятся непосредственно в элементах-контейнерах с тегом div, имеющих класс 'highlighted', которые в свою очередь находятся внутри элемента с идентификатором 'test':</text:p>
      <text:p text:style-name="Preformatted_20_Text"><text:span text:style-name="Source_20_Text"><text:span text:style-name="T1">var el = document.querySelector('#test');</text:span></text:span></text:p>
      <text:p text:style-name="P1"><text:span text:style-name="Source_20_Text"><text:span text:style-name="T1">var matches = el.querySelectorAll('div.highlighted &gt; p'); </text:span></text:span></text:p>
      <text:p text:style-name="P1"><text:span text:style-name="Source_20_Text"><text:span text:style-name="T1"/></text:span></text:p>
      <text:p text:style-name="Text_20_body">Этот пример возвращает список всех элементов iframe, которые имеют атрибут "data-src":</text:p>
      <text:p text:style-name="P1"><text:span text:style-name="Source_20_Text"><text:span text:style-name="T1">var matches = el.querySelectorAll('iframe[data-src]'); </text:span></text:span></text:p>
      <text:p text:style-name="Text_20_body">Set the background color of every &lt;p&gt; element where the parent is a &lt;div&gt; element:</text:p>
      <text:p text:style-name="Text_20_body"/>
      <text:p text:style-name="P2"><text:span text:style-name="T3">var</text:span><text:span text:style-name="T1"> x = document.querySelectorAll(</text:span><text:span text:style-name="T5">"div &gt; p"</text:span><text:span text:style-name="T1">);</text:span><text:line-break/><text:span text:style-name="T2">var</text:span> i;<text:line-break/><text:span text:style-name="T2">for</text:span> (i = <text:span text:style-name="T6">0</text:span>; i &lt; x.length; i++) {<text:line-break/>  x[i].style.backgroundColor = <text:span text:style-name="T4">"red"</text:span>;<text:line-break/>} 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07:00:37.178000000</meta:creation-date>
    <dc:date>2020-09-04T07:46:42.957000000</dc:date>
    <meta:editing-duration>PT35M25S</meta:editing-duration>
    <meta:editing-cycles>1</meta:editing-cycles>
    <meta:document-statistic meta:table-count="0" meta:image-count="0" meta:object-count="0" meta:page-count="1" meta:paragraph-count="10" meta:word-count="127" meta:character-count="994" meta:non-whitespace-character-count="872"/>
    <meta:generator>LibreOffice/6.2.0.3$Windows_X86_64 LibreOffice_project/98c6a8a1c6c7b144ce3cc729e34964b47ce25d62</meta:generator>
  </office:meta>
</office:document-meta>
</file>